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9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3cm" svg:height="4.5cm" svg:x="8.55cm" svg:y="2.75cm">
          <text:p text:style-name="P1"><text:span text:style-name="T1">f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cm" svg:y1="5.001cm" svg:x2="16.7cm" svg:y2="5.001cm">
          <text:p/>
        </draw:line>
        <draw:frame draw:style-name="gr3" draw:text-style-name="P4" draw:layer="layout" svg:width="1.2cm" svg:height="0.95cm" svg:x="17.1cm" svg:y="4.45cm">
          <draw:text-box>
            <text:p>y</text:p>
          </draw:text-box>
        </draw:frame>
        <draw:line draw:style-name="gr2" draw:text-style-name="P3" draw:layer="layout" svg:x1="4.05cm" svg:y1="2.55cm" svg:x2="8.75cm" svg:y2="3.75cm">
          <text:p/>
        </draw:line>
        <draw:line draw:style-name="gr2" draw:text-style-name="P3" draw:layer="layout" svg:x1="4.45cm" svg:y1="5.35cm" svg:x2="8.5cm" svg:y2="5.2cm">
          <text:p/>
        </draw:line>
        <draw:line draw:style-name="gr2" draw:text-style-name="P3" draw:layer="layout" svg:x1="4.4cm" svg:y1="8.8cm" svg:x2="8.85cm" svg:y2="6.6cm">
          <text:p/>
        </draw:line>
        <draw:frame draw:style-name="gr4" draw:text-style-name="P4" draw:layer="layout" svg:width="1.2cm" svg:height="1.247cm" svg:x="2.85cm" svg:y="4.65cm">
          <draw:text-box>
            <text:p>x<text:span text:style-name="T2">1</text:span></text:p>
          </draw:text-box>
        </draw:frame>
        <draw:frame draw:style-name="gr5" draw:text-style-name="P4" draw:layer="layout" svg:width="1.2cm" svg:height="1.147cm" svg:x="2.85cm" svg:y="1.803cm">
          <draw:text-box>
            <text:p>x<text:span text:style-name="T2">0</text:span></text:p>
          </draw:text-box>
        </draw:frame>
        <draw:frame draw:style-name="gr6" draw:text-style-name="P4" draw:layer="layout" svg:width="1.45cm" svg:height="1.989cm" svg:x="2.95cm" svg:y="8.303cm">
          <draw:text-box>
            <text:p>x<text:span text:style-name="T2">n-1</text:span></text:p>
          </draw:text-box>
        </draw:frame>
        <draw:frame draw:style-name="gr5" draw:text-style-name="P4" draw:layer="layout" svg:width="2.2cm" svg:height="1.147cm" svg:x="5.65cm" svg:y="1.85cm">
          <draw:text-box>
            <text:p>W<text:span text:style-name="T2">0</text:span></text:p>
          </draw:text-box>
        </draw:frame>
        <draw:frame draw:style-name="gr5" draw:text-style-name="P4" draw:layer="layout" svg:width="2.2cm" svg:height="1.147cm" svg:x="5.65cm" svg:y="3.95cm">
          <draw:text-box>
            <text:p>W<text:span text:style-name="T2">1</text:span></text:p>
          </draw:text-box>
        </draw:frame>
        <draw:frame draw:style-name="gr5" draw:text-style-name="P4" draw:layer="layout" svg:width="2.2cm" svg:height="1.147cm" svg:x="5.85cm" svg:y="6.25cm">
          <draw:text-box>
            <text:p>W<text:span text:style-name="T2">n-1</text:span></text:p>
          </draw:text-box>
        </draw:frame>
        <draw:frame draw:style-name="gr7" draw:text-style-name="P4" draw:layer="layout" svg:width="0.6cm" svg:height="2.297cm" svg:x="3.45cm" svg:y="5.95cm">
          <draw:text-box>
            <text:p>・・・</text:p>
          </draw:text-box>
        </draw:frame>
        <draw:line draw:style-name="gr2" draw:text-style-name="P3" draw:layer="layout" svg:x1="7.75cm" svg:y1="9.85cm" svg:x2="9.75cm" svg:y2="7.2cm">
          <text:p/>
        </draw:line>
        <draw:frame draw:style-name="gr3" draw:text-style-name="P4" draw:layer="layout" svg:width="1.2cm" svg:height="0.95cm" svg:x="7.05cm" svg:y="10.05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10T13:45:16.172407081</dc:date>
    <meta:editing-duration>PT6H9M17S</meta:editing-duration>
    <meta:editing-cycles>21</meta:editing-cycles>
    <meta:generator>LibreOffice/6.4.5.2$Linux_X86_64 LibreOffice_project/40$Build-2</meta:generator>
    <meta:document-statistic meta:object-count="15"/>
  </office:meta>
</office:document-meta>
</file>